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27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0.554cm"/>
    </style:style>
    <style:style style:name="co9" style:family="table-column">
      <style:table-column-properties fo:break-before="auto" style:column-width="0.582cm"/>
    </style:style>
    <style:style style:name="co10" style:family="table-column">
      <style:table-column-properties fo:break-before="auto" style:column-width="3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26pt solid #000000" fo:border-left="0.26pt solid #000000" fo:border-right="none" fo:border-top="0.2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26pt solid #000000" fo:border-left="none" fo:border-right="none" fo:border-top="0.26pt solid #000000"/>
    </style:style>
    <style:style style:name="ce6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7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26pt solid #000000"/>
    </style:style>
    <style:style style:name="ce9" style:family="table-cell" style:parent-style-name="Default" style:data-style-name="N2">
      <style:table-cell-properties fo:border="0.26pt solid #000000"/>
    </style:style>
    <style:style style:name="ce10" style:family="table-cell" style:parent-style-name="Default" style:data-style-name="N111">
      <style:table-cell-properties fo:border="0.26pt solid #000000"/>
    </style:style>
    <style:style style:name="ce1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26pt solid #000000"/>
      <style:text-properties style:font-weight-asian="normal"/>
    </style:style>
    <style:style style:name="ce13" style:family="table-cell" style:parent-style-name="Default" style:data-style-name="N111"/>
    <style:style style:name="ce14" style:family="table-cell" style:parent-style-name="Default" style:data-style-name="N60"/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2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26pt solid #000000"/>
      <style:paragraph-properties fo:text-align="end" fo:margin-left="0cm"/>
    </style:style>
    <style:style style:name="ce18" style:family="table-cell" style:parent-style-name="Default" style:data-style-name="N110">
      <style:table-cell-properties fo:border="0.26pt solid #000000"/>
    </style:style>
  </office:automatic-styles>
  <office:body>
    <office:spreadsheet>
      <table:table table:name="List1" table:style-name="ta1">
        <table:table-column table:style-name="co2" table:default-cell-style-name="ce3"/>
        <table:table-column table:style-name="co3" table:default-cell-style-name="ce5"/>
        <table:table-column table:style-name="co5" table:default-cell-style-name="ce6"/>
        <table:table-column table:style-name="co4" table:default-cell-style-name="ce8"/>
        <table:table-column table:style-name="co6" table:default-cell-style-name="ce9"/>
        <table:table-column table:style-name="co4" table:default-cell-style-name="ce8"/>
        <table:table-column table:style-name="co4" table:default-cell-style-name="ce10"/>
        <table:table-column table:style-name="co7" table:default-cell-style-name="Default"/>
        <table:table-column table:style-name="co8" table:default-cell-style-name="ce3"/>
        <table:table-column table:style-name="co3" table:default-cell-style-name="ce5"/>
        <table:table-column table:style-name="co9" table:default-cell-style-name="ce6"/>
        <table:table-column table:style-name="co10" table:default-cell-style-name="ce12"/>
        <table:table-column table:style-name="co4" table:default-cell-style-name="ce13"/>
        <table:table-column table:style-name="co4" table:default-cell-style-name="ce14"/>
        <table:table-column table:style-name="co4" table:number-columns-repeated="3" table:default-cell-style-name="Default"/>
        <table:table-row table:style-name="ro1">
          <table:table-cell table:style-name="Default" table:number-columns-repeated="7"/>
          <table:table-cell/>
          <table:table-cell table:style-name="ce11" office:value-type="string" table:number-columns-spanned="4" table:number-rows-spanned="1">
            <text:p>Turbomolekulární vývěva</text:p>
          </table:table-cell>
          <table:covered-table-cell table:number-columns-repeated="3" table:style-name="Default"/>
          <table:table-cell table:style-name="Default" table:number-columns-repeated="2"/>
          <table:table-cell table:style-name="ce15" table:number-columns-repeated="2"/>
          <table:table-cell/>
        </table:table-row>
        <table:table-row table:style-name="ro1">
          <table:table-cell table:style-name="ce1" office:value-type="string" table:number-columns-spanned="5" table:number-rows-spanned="1">
            <text:p>Rotační olejová vývěva</text:p>
          </table:table-cell>
          <table:covered-table-cell table:number-columns-repeated="4" table:style-name="Default"/>
          <table:table-cell table:style-name="Default" table:number-columns-repeated="2"/>
          <table:table-cell/>
          <table:table-cell table:style-name="ce2" office:value-type="string" table:number-columns-spanned="3" table:number-rows-spanned="1">
            <text:p>t[min:s]</text:p>
          </table:table-cell>
          <table:covered-table-cell table:number-columns-repeated="2" table:style-name="ce4"/>
          <table:table-cell table:style-name="ce7" office:value-type="string">
            <text:p>p [Pa]</text:p>
          </table:table-cell>
          <table:table-cell table:style-name="ce7" office:value-type="string">
            <text:p>S [m3 hod-1]</text:p>
          </table:table-cell>
          <table:table-cell table:style-name="Default"/>
          <table:table-cell table:style-name="ce16" office:value-type="string">
            <text:p>měření</text:p>
          </table:table-cell>
          <table:table-cell table:style-name="ce16" office:value-type="string">
            <text:p>d [m]</text:p>
          </table:table-cell>
          <table:table-cell/>
        </table:table-row>
        <table:table-row table:style-name="ro1">
          <table:table-cell table:style-name="ce2" office:value-type="string" table:number-columns-spanned="3" table:number-rows-spanned="1">
            <text:p>t[min:s]</text:p>
          </table:table-cell>
          <table:covered-table-cell table:number-columns-repeated="2" table:style-name="ce4"/>
          <table:table-cell table:style-name="ce7" office:value-type="string">
            <text:p>p [Pa]</text:p>
          </table:table-cell>
          <table:table-cell table:style-name="ce7" office:value-type="string">
            <text:p>S [m3 hod-1]</text:p>
          </table:table-cell>
          <table:table-cell office:value-type="string">
            <text:p>p[mBar]</text:p>
          </table:table-cell>
          <table:table-cell table:style-name="ce8" office:value-type="string">
            <text:p>t[hod]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N3]*100" office:value-type="float" office:value="1.3">
            <text:p>1,30E+000</text:p>
          </table:table-cell>
          <table:table-cell table:formula="of:=(60*[.I3]+[.K3])/3600" office:value-type="float" office:value="0">
            <text:p>0,000</text:p>
          </table:table-cell>
          <table:table-cell office:value-type="float" office:value="0.013">
            <text:p>1,30E-0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687">
            <text:p>0,687</text:p>
          </table:table-cell>
          <table:table-cell/>
        </table:table-row>
        <table:table-row table:style-name="ro1">
          <table:table-cell/>
          <table:table-cell/>
          <table:table-cell office:value-type="float" office:value="0">
            <text:p>0</text:p>
          </table:table-cell>
          <table:table-cell table:formula="of:=[.F4]*100" office:value-type="float" office:value="10000">
            <text:p>10000</text:p>
          </table:table-cell>
          <table:table-cell table:style-name="ce8"/>
          <table:table-cell office:value-type="float" office:value="100">
            <text:p>100</text:p>
          </table:table-cell>
          <table:table-cell table:formula="of:=([.C4]+[.A4]*60)/3600" office:value-type="float" office:value="0">
            <text:p>0,000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table:formula="of:=[.N4]*100" office:value-type="float" office:value="1.1">
            <text:p>1,10E+000</text:p>
          </table:table-cell>
          <table:table-cell table:formula="of:=(60*[.I4]+[.K4])/3600" office:value-type="float" office:value="0.00277777777777778">
            <text:p>0,003</text:p>
          </table:table-cell>
          <table:table-cell office:value-type="float" office:value="0.011">
            <text:p>1,10E-0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.687">
            <text:p>0,687</text:p>
          </table:table-cell>
          <table:table-cell/>
        </table:table-row>
        <table:table-row table:style-name="ro1">
          <table:table-cell/>
          <table:table-cell/>
          <table:table-cell office:value-type="float" office:value="10">
            <text:p>10</text:p>
          </table:table-cell>
          <table:table-cell table:formula="of:=[.F5]*100" office:value-type="float" office:value="6700">
            <text:p>6700</text:p>
          </table:table-cell>
          <table:table-cell table:formula="of:=([.$Q$14]/([.G5]-[.G4]))*LN([.D4]/[.D5])" office:value-type="float" office:value="25.9182311522961">
            <text:p>25,92</text:p>
          </table:table-cell>
          <table:table-cell office:value-type="float" office:value="67">
            <text:p>67</text:p>
          </table:table-cell>
          <table:table-cell table:formula="of:=([.C5]+[.A5]*60)/3600" office:value-type="float" office:value="0.00277777777777778">
            <text:p>0,003</text:p>
          </table:table-cell>
          <table:table-cell/>
          <table:table-cell/>
          <table:table-cell/>
          <table:table-cell office:value-type="float" office:value="20">
            <text:p>20</text:p>
          </table:table-cell>
          <table:table-cell table:formula="of:=[.N5]*100" office:value-type="float" office:value="0.54">
            <text:p>5,40E-001</text:p>
          </table:table-cell>
          <table:table-cell table:formula="of:=(60*[.I5]+[.K5])/3600" office:value-type="float" office:value="0.00555555555555556">
            <text:p>0,006</text:p>
          </table:table-cell>
          <table:table-cell office:value-type="float" office:value="0.0054">
            <text:p>5,40E-00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.688">
            <text:p>0,688</text:p>
          </table:table-cell>
          <table:table-cell/>
        </table:table-row>
        <table:table-row table:style-name="ro1">
          <table:table-cell/>
          <table:table-cell/>
          <table:table-cell office:value-type="float" office:value="20">
            <text:p>20</text:p>
          </table:table-cell>
          <table:table-cell table:formula="of:=[.F6]*100" office:value-type="float" office:value="4300">
            <text:p>4300</text:p>
          </table:table-cell>
          <table:table-cell table:formula="of:=([.$Q$14]/([.G6]-[.G5]))*LN([.D5]/[.D6])" office:value-type="float" office:value="28.7020851699871">
            <text:p>28,70</text:p>
          </table:table-cell>
          <table:table-cell office:value-type="float" office:value="43">
            <text:p>43</text:p>
          </table:table-cell>
          <table:table-cell table:formula="of:=([.C6]+[.A6]*60)/3600" office:value-type="float" office:value="0.00555555555555556">
            <text:p>0,006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table:formula="of:=[.N6]*100" office:value-type="float" office:value="0.043">
            <text:p>4,30E-002</text:p>
          </table:table-cell>
          <table:table-cell table:formula="of:=(60*[.I6]+[.K6])/3600" office:value-type="float" office:value="0.00833333333333333">
            <text:p>0,008</text:p>
          </table:table-cell>
          <table:table-cell office:value-type="float" office:value="0.00043">
            <text:p>4,30E-00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687">
            <text:p>0,687</text:p>
          </table:table-cell>
          <table:table-cell/>
        </table:table-row>
        <table:table-row table:style-name="ro1">
          <table:table-cell/>
          <table:table-cell/>
          <table:table-cell office:value-type="float" office:value="30">
            <text:p>30</text:p>
          </table:table-cell>
          <table:table-cell table:formula="of:=[.F7]*100" office:value-type="float" office:value="2800">
            <text:p>2800</text:p>
          </table:table-cell>
          <table:table-cell table:formula="of:=([.$Q$14]/([.G7]-[.G6]))*LN([.D6]/[.D7])" office:value-type="float" office:value="27.7638704250554">
            <text:p>27,76</text:p>
          </table:table-cell>
          <table:table-cell office:value-type="float" office:value="28">
            <text:p>28</text:p>
          </table:table-cell>
          <table:table-cell table:formula="of:=([.C7]+[.A7]*60)/3600" office:value-type="float" office:value="0.00833333333333333">
            <text:p>0,008</text:p>
          </table:table-cell>
          <table:table-cell/>
          <table:table-cell/>
          <table:table-cell/>
          <table:table-cell office:value-type="float" office:value="40">
            <text:p>40</text:p>
          </table:table-cell>
          <table:table-cell table:formula="of:=[.N7]*100" office:value-type="float" office:value="0.015">
            <text:p>1,50E-002</text:p>
          </table:table-cell>
          <table:table-cell table:formula="of:=(60*[.I7]+[.K7])/3600" office:value-type="float" office:value="0.0111111111111111">
            <text:p>0,011</text:p>
          </table:table-cell>
          <table:table-cell office:value-type="float" office:value="0.00015">
            <text:p>1,50E-00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.686">
            <text:p>0,686</text:p>
          </table:table-cell>
          <table:table-cell/>
        </table:table-row>
        <table:table-row table:style-name="ro1">
          <table:table-cell/>
          <table:table-cell/>
          <table:table-cell office:value-type="float" office:value="40">
            <text:p>40</text:p>
          </table:table-cell>
          <table:table-cell table:formula="of:=[.F8]*100" office:value-type="float" office:value="1800">
            <text:p>1800</text:p>
          </table:table-cell>
          <table:table-cell table:formula="of:=([.$Q$14]/([.G8]-[.G7]))*LN([.D7]/[.D8])" office:value-type="float" office:value="28.5946688637953">
            <text:p>28,59</text:p>
          </table:table-cell>
          <table:table-cell office:value-type="float" office:value="18">
            <text:p>18</text:p>
          </table:table-cell>
          <table:table-cell table:formula="of:=([.C8]+[.A8]*60)/3600" office:value-type="float" office:value="0.0111111111111111">
            <text:p>0,011</text:p>
          </table:table-cell>
          <table:table-cell/>
          <table:table-cell/>
          <table:table-cell/>
          <table:table-cell office:value-type="float" office:value="50">
            <text:p>50</text:p>
          </table:table-cell>
          <table:table-cell table:formula="of:=[.N8]*100" office:value-type="float" office:value="0.0082">
            <text:p>8,20E-003</text:p>
          </table:table-cell>
          <table:table-cell table:formula="of:=(60*[.I8]+[.K8])/3600" office:value-type="float" office:value="0.0138888888888889">
            <text:p>0,014</text:p>
          </table:table-cell>
          <table:table-cell office:value-type="float" office:value="0.000082">
            <text:p>8,20E-005</text:p>
          </table:table-cell>
          <table:table-cell table:style-name="ce17" office:value-type="string">
            <text:p>průměr</text:p>
          </table:table-cell>
          <table:table-cell table:style-name="ce18" table:formula="of:=AVERAGE([.P3:.P7])" office:value-type="float" office:value="0.687">
            <text:p>0,6870</text:p>
          </table:table-cell>
          <table:table-cell/>
        </table:table-row>
        <table:table-row table:style-name="ro1">
          <table:table-cell/>
          <table:table-cell/>
          <table:table-cell office:value-type="float" office:value="50">
            <text:p>50</text:p>
          </table:table-cell>
          <table:table-cell table:formula="of:=[.F9]*100" office:value-type="float" office:value="1200">
            <text:p>1200</text:p>
          </table:table-cell>
          <table:table-cell table:formula="of:=([.$Q$14]/([.G9]-[.G8]))*LN([.D8]/[.D9])" office:value-type="float" office:value="26.2410164080676">
            <text:p>26,24</text:p>
          </table:table-cell>
          <table:table-cell office:value-type="float" office:value="12">
            <text:p>12</text:p>
          </table:table-cell>
          <table:table-cell table:formula="of:=([.C9]+[.A9]*60)/3600" office:value-type="float" office:value="0.0138888888888889">
            <text:p>0,01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9]*100" office:value-type="float" office:value="0.0048">
            <text:p>4,80E-003</text:p>
          </table:table-cell>
          <table:table-cell table:formula="of:=(60*[.I9]+[.K9])/3600" office:value-type="float" office:value="0.0166666666666667">
            <text:p>0,017</text:p>
          </table:table-cell>
          <table:table-cell office:value-type="float" office:value="0.000048">
            <text:p>4,80E-005</text:p>
          </table:table-cell>
          <table:table-cell table:style-name="ce17" office:value-type="string">
            <text:p>stdev</text:p>
          </table:table-cell>
          <table:table-cell table:style-name="ce18" table:formula="of:=STDEV([.P3:.P7])" office:value-type="float" office:value="0.000707106781186548">
            <text:p>0,000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10]*100" office:value-type="float" office:value="750">
            <text:p>750</text:p>
          </table:table-cell>
          <table:table-cell table:formula="of:=([.$Q$14]/([.G10]-[.G9]))*LN([.D9]/[.D10])" office:value-type="float" office:value="30.4178404016913">
            <text:p>30,42</text:p>
          </table:table-cell>
          <table:table-cell office:value-type="float" office:value="7.5">
            <text:p>7,5</text:p>
          </table:table-cell>
          <table:table-cell table:formula="of:=([.C10]+[.A10]*60)/3600" office:value-type="float" office:value="0.0166666666666667">
            <text:p>0,01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10">
            <text:p>10</text:p>
          </table:table-cell>
          <table:table-cell table:formula="of:=[.N10]*100" office:value-type="float" office:value="0.0037">
            <text:p>3,70E-003</text:p>
          </table:table-cell>
          <table:table-cell table:formula="of:=(60*[.I10]+[.K10])/3600" office:value-type="float" office:value="0.0194444444444444">
            <text:p>0,019</text:p>
          </table:table-cell>
          <table:table-cell office:value-type="float" office:value="0.000037">
            <text:p>3,70E-00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10">
            <text:p>10</text:p>
          </table:table-cell>
          <table:table-cell table:formula="of:=[.F11]*100" office:value-type="float" office:value="510">
            <text:p>510</text:p>
          </table:table-cell>
          <table:table-cell table:formula="of:=([.$Q$14]/([.G11]-[.G10]))*LN([.D10]/[.D11])" office:value-type="float" office:value="24.9594238433548">
            <text:p>24,96</text:p>
          </table:table-cell>
          <table:table-cell office:value-type="float" office:value="5.1">
            <text:p>5,1</text:p>
          </table:table-cell>
          <table:table-cell table:formula="of:=([.C11]+[.A11]*60)/3600" office:value-type="float" office:value="0.0194444444444444">
            <text:p>0,01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N11]*100" office:value-type="float" office:value="0.0032">
            <text:p>3,20E-003</text:p>
          </table:table-cell>
          <table:table-cell table:formula="of:=(60*[.I11]+[.K11])/3600" office:value-type="float" office:value="0.0222222222222222">
            <text:p>0,022</text:p>
          </table:table-cell>
          <table:table-cell office:value-type="float" office:value="0.000032">
            <text:p>3,20E-00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F12]*100" office:value-type="float" office:value="340">
            <text:p>340</text:p>
          </table:table-cell>
          <table:table-cell table:formula="of:=([.$Q$14]/([.G12]-[.G11]))*LN([.D11]/[.D12])" office:value-type="float" office:value="26.2410164080676">
            <text:p>26,24</text:p>
          </table:table-cell>
          <table:table-cell office:value-type="float" office:value="3.4">
            <text:p>3,4</text:p>
          </table:table-cell>
          <table:table-cell table:formula="of:=([.C12]+[.A12]*60)/3600" office:value-type="float" office:value="0.0222222222222222">
            <text:p>0,02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N12]*100" office:value-type="float" office:value="0.0029">
            <text:p>2,90E-003</text:p>
          </table:table-cell>
          <table:table-cell table:formula="of:=(60*[.I12]+[.K12])/3600" office:value-type="float" office:value="0.025">
            <text:p>0,025</text:p>
          </table:table-cell>
          <table:table-cell office:value-type="float" office:value="0.000029">
            <text:p>2,90E-00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F13]*100" office:value-type="float" office:value="230">
            <text:p>230</text:p>
          </table:table-cell>
          <table:table-cell table:formula="of:=([.$Q$14]/([.G13]-[.G12]))*LN([.D12]/[.D13])" office:value-type="float" office:value="25.2962067869981">
            <text:p>25,30</text:p>
          </table:table-cell>
          <table:table-cell office:value-type="float" office:value="2.3">
            <text:p>2,3</text:p>
          </table:table-cell>
          <table:table-cell table:formula="of:=([.C13]+[.A13]*60)/3600" office:value-type="float" office:value="0.025">
            <text:p>0,02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N13]*100" office:value-type="float" office:value="0.0026">
            <text:p>2,60E-003</text:p>
          </table:table-cell>
          <table:table-cell table:formula="of:=(60*[.I13]+[.K13])/3600" office:value-type="float" office:value="0.0277777777777778">
            <text:p>0,028</text:p>
          </table:table-cell>
          <table:table-cell office:value-type="float" office:value="0.000026">
            <text:p>2,60E-00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F14]*100" office:value-type="float" office:value="150">
            <text:p>150</text:p>
          </table:table-cell>
          <table:table-cell table:formula="of:=([.$Q$14]/([.G14]-[.G13]))*LN([.D13]/[.D14])" office:value-type="float" office:value="27.6634540982792">
            <text:p>27,66</text:p>
          </table:table-cell>
          <table:table-cell office:value-type="float" office:value="1.5">
            <text:p>1,5</text:p>
          </table:table-cell>
          <table:table-cell table:formula="of:=([.C14]+[.A14]*60)/3600" office:value-type="float" office:value="0.0277777777777778">
            <text:p>0,02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50">
            <text:p>50</text:p>
          </table:table-cell>
          <table:table-cell table:formula="of:=[.N14]*100" office:value-type="float" office:value="0.0025">
            <text:p>2,50E-003</text:p>
          </table:table-cell>
          <table:table-cell table:formula="of:=(60*[.I14]+[.K14])/3600" office:value-type="float" office:value="0.0305555555555556">
            <text:p>0,031</text:p>
          </table:table-cell>
          <table:table-cell office:value-type="float" office:value="0.000025">
            <text:p>2,50E-005</text:p>
          </table:table-cell>
          <table:table-cell/>
          <table:table-cell office:value-type="string">
            <text:p>V</text:p>
          </table:table-cell>
          <table:table-cell table:formula="of:=(PI()*([.P8]/2)^3)*(4/3) + 0.01" office:value-type="float" office:value="0.179773082287483">
            <text:p>0,17977308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float" office:value="50">
            <text:p>50</text:p>
          </table:table-cell>
          <table:table-cell table:formula="of:=[.F15]*100" office:value-type="float" office:value="100">
            <text:p>100</text:p>
          </table:table-cell>
          <table:table-cell table:formula="of:=([.$Q$14]/([.G15]-[.G14]))*LN([.D14]/[.D15])" office:value-type="float" office:value="26.2410164080676">
            <text:p>26,24</text:p>
          </table:table-cell>
          <table:table-cell office:value-type="float" office:value="1">
            <text:p>1</text:p>
          </table:table-cell>
          <table:table-cell table:formula="of:=([.C15]+[.A15]*60)/3600" office:value-type="float" office:value="0.0305555555555556">
            <text:p>0,03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15]*100" office:value-type="float" office:value="0.0024">
            <text:p>2,40E-003</text:p>
          </table:table-cell>
          <table:table-cell table:formula="of:=(60*[.I15]+[.K15])/3600" office:value-type="float" office:value="0.0333333333333333">
            <text:p>0,033</text:p>
          </table:table-cell>
          <table:table-cell office:value-type="float" office:value="0.000024">
            <text:p>2,40E-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16]*100" office:value-type="float" office:value="74">
            <text:p>74</text:p>
          </table:table-cell>
          <table:table-cell table:formula="of:=([.$Q$14]/([.G16]-[.G15]))*LN([.D15]/[.D16])" office:value-type="float" office:value="19.4870126240007">
            <text:p>19,49</text:p>
          </table:table-cell>
          <table:table-cell table:style-name="ce9" office:value-type="float" office:value="0.74">
            <text:p>0,74</text:p>
          </table:table-cell>
          <table:table-cell table:formula="of:=([.C16]+[.A16]*60)/3600" office:value-type="float" office:value="0.0333333333333333">
            <text:p>0,03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N16]*100" office:value-type="float" office:value="0.002">
            <text:p>2,00E-003</text:p>
          </table:table-cell>
          <table:table-cell table:formula="of:=(60*[.I16]+[.K16])/3600" office:value-type="float" office:value="0.0388888888888889">
            <text:p>0,039</text:p>
          </table:table-cell>
          <table:table-cell office:value-type="float" office:value="0.00002">
            <text:p>2,00E-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10">
            <text:p>10</text:p>
          </table:table-cell>
          <table:table-cell table:formula="of:=[.F17]*100" office:value-type="float" office:value="52">
            <text:p>52</text:p>
          </table:table-cell>
          <table:table-cell table:formula="of:=([.$Q$14]/([.G17]-[.G16]))*LN([.D16]/[.D17])" office:value-type="float" office:value="22.8340029646214">
            <text:p>22,83</text:p>
          </table:table-cell>
          <table:table-cell table:style-name="ce9" office:value-type="float" office:value="0.52">
            <text:p>0,52</text:p>
          </table:table-cell>
          <table:table-cell table:formula="of:=([.C17]+[.A17]*60)/3600" office:value-type="float" office:value="0.0361111111111111">
            <text:p>0,03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N17]*100" office:value-type="float" office:value="0.0019">
            <text:p>1,90E-003</text:p>
          </table:table-cell>
          <table:table-cell table:formula="of:=(60*[.I17]+[.K17])/3600" office:value-type="float" office:value="0.0444444444444444">
            <text:p>0,044</text:p>
          </table:table-cell>
          <table:table-cell office:value-type="float" office:value="0.000019">
            <text:p>1,90E-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F18]*100" office:value-type="float" office:value="38">
            <text:p>38</text:p>
          </table:table-cell>
          <table:table-cell table:formula="of:=([.$Q$14]/([.G18]-[.G17]))*LN([.D17]/[.D18])" office:value-type="float" office:value="20.2993870097298">
            <text:p>20,30</text:p>
          </table:table-cell>
          <table:table-cell office:value-type="float" office:value="0.38">
            <text:p>0,38</text:p>
          </table:table-cell>
          <table:table-cell table:formula="of:=([.C18]+[.A18]*60)/3600" office:value-type="float" office:value="0.0388888888888889">
            <text:p>0,03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18]*100" office:value-type="float" office:value="0.0018">
            <text:p>1,80E-003</text:p>
          </table:table-cell>
          <table:table-cell table:formula="of:=(60*[.I18]+[.K18])/3600" office:value-type="float" office:value="0.05">
            <text:p>0,050</text:p>
          </table:table-cell>
          <table:table-cell office:value-type="float" office:value="0.000018">
            <text:p>1,80E-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F19]*100" office:value-type="float" office:value="28">
            <text:p>28</text:p>
          </table:table-cell>
          <table:table-cell table:formula="of:=([.$Q$14]/([.G19]-[.G18]))*LN([.D18]/[.D19])" office:value-type="float" office:value="19.7637841489867">
            <text:p>19,76</text:p>
          </table:table-cell>
          <table:table-cell office:value-type="float" office:value="0.28">
            <text:p>0,28</text:p>
          </table:table-cell>
          <table:table-cell table:formula="of:=([.C19]+[.A19]*60)/3600" office:value-type="float" office:value="0.0416666666666667">
            <text:p>0,04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N19]*100" office:value-type="float" office:value="0.0016">
            <text:p>1,60E-003</text:p>
          </table:table-cell>
          <table:table-cell table:formula="of:=(60*[.I19]+[.K19])/3600" office:value-type="float" office:value="0.0555555555555556">
            <text:p>0,056</text:p>
          </table:table-cell>
          <table:table-cell office:value-type="float" office:value="0.000016">
            <text:p>1,60E-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F20]*100" office:value-type="float" office:value="20">
            <text:p>20</text:p>
          </table:table-cell>
          <table:table-cell table:formula="of:=([.$Q$14]/([.G20]-[.G19]))*LN([.D19]/[.D20])" office:value-type="float" office:value="21.7759143893611">
            <text:p>21,78</text:p>
          </table:table-cell>
          <table:table-cell office:value-type="float" office:value="0.2">
            <text:p>0,2</text:p>
          </table:table-cell>
          <table:table-cell table:formula="of:=([.C20]+[.A20]*60)/3600" office:value-type="float" office:value="0.0444444444444444">
            <text:p>0,04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N20]*100" office:value-type="float" office:value="0.0016">
            <text:p>1,60E-003</text:p>
          </table:table-cell>
          <table:table-cell table:formula="of:=(60*[.I20]+[.K20])/3600" office:value-type="float" office:value="0.0611111111111111">
            <text:p>0,061</text:p>
          </table:table-cell>
          <table:table-cell office:value-type="float" office:value="0.000016">
            <text:p>1,60E-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50">
            <text:p>50</text:p>
          </table:table-cell>
          <table:table-cell table:formula="of:=[.F21]*100" office:value-type="float" office:value="16">
            <text:p>16</text:p>
          </table:table-cell>
          <table:table-cell table:formula="of:=([.$Q$14]/([.G21]-[.G20]))*LN([.D20]/[.D21])" office:value-type="float" office:value="14.441473444439">
            <text:p>14,44</text:p>
          </table:table-cell>
          <table:table-cell office:value-type="float" office:value="0.16">
            <text:p>0,16</text:p>
          </table:table-cell>
          <table:table-cell table:formula="of:=([.C21]+[.A21]*60)/3600" office:value-type="float" office:value="0.0472222222222222">
            <text:p>0,04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21]*100" office:value-type="float" office:value="0.0015">
            <text:p>1,50E-003</text:p>
          </table:table-cell>
          <table:table-cell table:formula="of:=(60*[.I21]+[.K21])/3600" office:value-type="float" office:value="0.0666666666666667">
            <text:p>0,067</text:p>
          </table:table-cell>
          <table:table-cell office:value-type="float" office:value="0.000015">
            <text:p>1,50E-00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22]*100" office:value-type="float" office:value="13">
            <text:p>13</text:p>
          </table:table-cell>
          <table:table-cell table:formula="of:=([.$Q$14]/([.G22]-[.G21]))*LN([.D21]/[.D22])" office:value-type="float" office:value="13.438068699744">
            <text:p>13,44</text:p>
          </table:table-cell>
          <table:table-cell office:value-type="float" office:value="0.13">
            <text:p>0,13</text:p>
          </table:table-cell>
          <table:table-cell table:formula="of:=([.C22]+[.A22]*60)/3600" office:value-type="float" office:value="0.05">
            <text:p>0,05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N22]*100" office:value-type="float" office:value="0.0014">
            <text:p>1,40E-003</text:p>
          </table:table-cell>
          <table:table-cell table:formula="of:=(60*[.I22]+[.K22])/3600" office:value-type="float" office:value="0.075">
            <text:p>0,075</text:p>
          </table:table-cell>
          <table:table-cell office:value-type="float" office:value="0.000014">
            <text:p>1,40E-00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10">
            <text:p>10</text:p>
          </table:table-cell>
          <table:table-cell table:formula="of:=[.F23]*100" office:value-type="float" office:value="10">
            <text:p>10</text:p>
          </table:table-cell>
          <table:table-cell table:formula="of:=([.$Q$14]/([.G23]-[.G22]))*LN([.D22]/[.D23])" office:value-type="float" office:value="16.9797717019473">
            <text:p>16,98</text:p>
          </table:table-cell>
          <table:table-cell office:value-type="float" office:value="0.1">
            <text:p>0,1</text:p>
          </table:table-cell>
          <table:table-cell table:formula="of:=([.C23]+[.A23]*60)/3600" office:value-type="float" office:value="0.0527777777777778">
            <text:p>0,05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23]*100" office:value-type="float" office:value="0.0013">
            <text:p>1,30E-003</text:p>
          </table:table-cell>
          <table:table-cell table:formula="of:=(60*[.I23]+[.K23])/3600" office:value-type="float" office:value="0.0833333333333333">
            <text:p>0,083</text:p>
          </table:table-cell>
          <table:table-cell office:value-type="float" office:value="0.000013">
            <text:p>1,30E-00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F24]*100" office:value-type="float" office:value="8.6">
            <text:p>8,6</text:p>
          </table:table-cell>
          <table:table-cell table:formula="of:=([.$Q$14]/([.G24]-[.G23]))*LN([.D23]/[.D24])" office:value-type="float" office:value="9.76100247615286">
            <text:p>9,76</text:p>
          </table:table-cell>
          <table:table-cell office:value-type="float" office:value="0.086">
            <text:p>0,086</text:p>
          </table:table-cell>
          <table:table-cell table:formula="of:=([.C24]+[.A24]*60)/3600" office:value-type="float" office:value="0.0555555555555556">
            <text:p>0,05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24]*100" office:value-type="float" office:value="0.0014">
            <text:p>1,40E-003</text:p>
          </table:table-cell>
          <table:table-cell table:formula="of:=(60*[.I24]+[.K24])/3600" office:value-type="float" office:value="0.1">
            <text:p>0,100</text:p>
          </table:table-cell>
          <table:table-cell office:value-type="float" office:value="0.000014">
            <text:p>1,40E-00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F25]*100" office:value-type="float" office:value="7.4">
            <text:p>7,4</text:p>
          </table:table-cell>
          <table:table-cell table:formula="of:=([.$Q$14]/([.G25]-[.G24]))*LN([.D24]/[.D25])" office:value-type="float" office:value="9.72601014784783">
            <text:p>9,73</text:p>
          </table:table-cell>
          <table:table-cell office:value-type="float" office:value="0.074">
            <text:p>0,074</text:p>
          </table:table-cell>
          <table:table-cell table:formula="of:=([.C25]+[.A25]*60)/3600" office:value-type="float" office:value="0.0583333333333333">
            <text:p>0,058</text:p>
          </table:table-cell>
          <table:table-cell/>
          <table:table-cell office:value-type="float" office:value="7">
            <text:p>7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25]*100" office:value-type="float" office:value="0.0012">
            <text:p>1,20E-003</text:p>
          </table:table-cell>
          <table:table-cell table:formula="of:=(60*[.I25]+[.K25])/3600" office:value-type="float" office:value="0.116666666666667">
            <text:p>0,117</text:p>
          </table:table-cell>
          <table:table-cell office:value-type="float" office:value="0.000012">
            <text:p>1,20E-00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F26]*100" office:value-type="float" office:value="6.4">
            <text:p>6,4</text:p>
          </table:table-cell>
          <table:table-cell table:formula="of:=([.$Q$14]/([.G26]-[.G25]))*LN([.D25]/[.D26])" office:value-type="float" office:value="9.39593426487734">
            <text:p>9,40</text:p>
          </table:table-cell>
          <table:table-cell office:value-type="float" office:value="0.064">
            <text:p>0,064</text:p>
          </table:table-cell>
          <table:table-cell table:formula="of:=([.C26]+[.A26]*60)/3600" office:value-type="float" office:value="0.0611111111111111">
            <text:p>0,06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26]*100" office:value-type="float" office:value="0.0011">
            <text:p>1,10E-003</text:p>
          </table:table-cell>
          <table:table-cell table:formula="of:=(60*[.I26]+[.K26])/3600" office:value-type="float" office:value="0.133333333333333">
            <text:p>0,133</text:p>
          </table:table-cell>
          <table:table-cell office:value-type="float" office:value="0.000011">
            <text:p>1,10E-00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50">
            <text:p>50</text:p>
          </table:table-cell>
          <table:table-cell table:formula="of:=[.F27]*100" office:value-type="float" office:value="5.6">
            <text:p>5,6</text:p>
          </table:table-cell>
          <table:table-cell table:formula="of:=([.$Q$14]/([.G27]-[.G26]))*LN([.D26]/[.D27])" office:value-type="float" office:value="8.64192601233018">
            <text:p>8,64</text:p>
          </table:table-cell>
          <table:table-cell office:value-type="float" office:value="0.056">
            <text:p>0,056</text:p>
          </table:table-cell>
          <table:table-cell table:formula="of:=([.C27]+[.A27]*60)/3600" office:value-type="float" office:value="0.0638888888888889">
            <text:p>0,06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N27]*100" office:value-type="float" office:value="0.00093">
            <text:p>9,30E-004</text:p>
          </table:table-cell>
          <table:table-cell table:formula="of:=(60*[.I27]+[.K27])/3600" office:value-type="float" office:value="0.175">
            <text:p>0,175</text:p>
          </table:table-cell>
          <table:table-cell office:value-type="float" office:value="0.0000093">
            <text:p>9,30E-00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28]*100" office:value-type="float" office:value="4.9">
            <text:p>4,9</text:p>
          </table:table-cell>
          <table:table-cell table:formula="of:=([.$Q$14]/([.G28]-[.G27]))*LN([.D27]/[.D28])" office:value-type="float" office:value="8.64192601233016">
            <text:p>8,64</text:p>
          </table:table-cell>
          <table:table-cell office:value-type="float" office:value="0.049">
            <text:p>0,049</text:p>
          </table:table-cell>
          <table:table-cell table:formula="of:=([.C28]+[.A28]*60)/3600" office:value-type="float" office:value="0.0666666666666667">
            <text:p>0,067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N28]*100" office:value-type="float" office:value="0.00082">
            <text:p>8,20E-004</text:p>
          </table:table-cell>
          <table:table-cell table:formula="of:=(60*[.I28]+[.K28])/3600" office:value-type="float" office:value="0.216666666666667">
            <text:p>0,217</text:p>
          </table:table-cell>
          <table:table-cell office:value-type="float" office:value="0.0000082">
            <text:p>8,20E-00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10">
            <text:p>10</text:p>
          </table:table-cell>
          <table:table-cell table:formula="of:=[.F29]*100" office:value-type="float" office:value="4.5">
            <text:p>4,5</text:p>
          </table:table-cell>
          <table:table-cell table:formula="of:=([.$Q$14]/([.G29]-[.G28]))*LN([.D28]/[.D29])" office:value-type="float" office:value="5.51126940702612">
            <text:p>5,51</text:p>
          </table:table-cell>
          <table:table-cell office:value-type="float" office:value="0.045">
            <text:p>0,045</text:p>
          </table:table-cell>
          <table:table-cell table:formula="of:=([.C29]+[.A29]*60)/3600" office:value-type="float" office:value="0.0694444444444444">
            <text:p>0,069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N29]*100" office:value-type="float" office:value="0.00071">
            <text:p>7,10E-004</text:p>
          </table:table-cell>
          <table:table-cell table:formula="of:=(60*[.I29]+[.K29])/3600" office:value-type="float" office:value="0.275">
            <text:p>0,275</text:p>
          </table:table-cell>
          <table:table-cell office:value-type="float" office:value="0.0000071">
            <text:p>7,10E-00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F30]*100" office:value-type="float" office:value="4.1">
            <text:p>4,1</text:p>
          </table:table-cell>
          <table:table-cell table:formula="of:=([.$Q$14]/([.G30]-[.G29]))*LN([.D29]/[.D30])" office:value-type="float" office:value="6.02465482296821">
            <text:p>6,02</text:p>
          </table:table-cell>
          <table:table-cell office:value-type="float" office:value="0.041">
            <text:p>0,041</text:p>
          </table:table-cell>
          <table:table-cell table:formula="of:=([.C30]+[.A30]*60)/3600" office:value-type="float" office:value="0.0722222222222222">
            <text:p>0,072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F31]*100" office:value-type="float" office:value="3.8">
            <text:p>3,8</text:p>
          </table:table-cell>
          <table:table-cell table:formula="of:=([.$Q$14]/([.G31]-[.G30]))*LN([.D30]/[.D31])" office:value-type="float" office:value="4.91767945481917">
            <text:p>4,92</text:p>
          </table:table-cell>
          <table:table-cell office:value-type="float" office:value="0.038">
            <text:p>0,038</text:p>
          </table:table-cell>
          <table:table-cell table:formula="of:=([.C31]+[.A31]*60)/3600" office:value-type="float" office:value="0.075">
            <text:p>0,075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F32]*100" office:value-type="float" office:value="3.5">
            <text:p>3,5</text:p>
          </table:table-cell>
          <table:table-cell table:formula="of:=([.$Q$14]/([.G32]-[.G31]))*LN([.D31]/[.D32])" office:value-type="float" office:value="5.32231070454765">
            <text:p>5,32</text:p>
          </table:table-cell>
          <table:table-cell office:value-type="float" office:value="0.035">
            <text:p>0,035</text:p>
          </table:table-cell>
          <table:table-cell table:formula="of:=([.C32]+[.A32]*60)/3600" office:value-type="float" office:value="0.0777777777777778">
            <text:p>0,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50">
            <text:p>50</text:p>
          </table:table-cell>
          <table:table-cell table:formula="of:=[.F33]*100" office:value-type="float" office:value="3.3">
            <text:p>3,3</text:p>
          </table:table-cell>
          <table:table-cell table:formula="of:=([.$Q$14]/([.G33]-[.G32]))*LN([.D32]/[.D33])" office:value-type="float" office:value="3.80805769888539">
            <text:p>3,81</text:p>
          </table:table-cell>
          <table:table-cell office:value-type="float" office:value="0.033">
            <text:p>0,033</text:p>
          </table:table-cell>
          <table:table-cell table:formula="of:=([.C33]+[.A33]*60)/3600" office:value-type="float" office:value="0.0805555555555556">
            <text:p>0,081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34]*100" office:value-type="float" office:value="3.1">
            <text:p>3,1</text:p>
          </table:table-cell>
          <table:table-cell table:formula="of:=([.$Q$14]/([.G34]-[.G33]))*LN([.D33]/[.D34])" office:value-type="float" office:value="4.04621182088936">
            <text:p>4,05</text:p>
          </table:table-cell>
          <table:table-cell office:value-type="float" office:value="0.031">
            <text:p>0,031</text:p>
          </table:table-cell>
          <table:table-cell table:formula="of:=([.C34]+[.A34]*60)/3600" office:value-type="float" office:value="0.0833333333333333">
            <text:p>0,083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F35]*100" office:value-type="float" office:value="2.8">
            <text:p>2,8</text:p>
          </table:table-cell>
          <table:table-cell table:formula="of:=([.$Q$14]/([.G35]-[.G34]))*LN([.D34]/[.D35])" office:value-type="float" office:value="3.29360196233213">
            <text:p>3,29</text:p>
          </table:table-cell>
          <table:table-cell office:value-type="float" office:value="0.028">
            <text:p>0,028</text:p>
          </table:table-cell>
          <table:table-cell table:formula="of:=([.C35]+[.A35]*60)/3600" office:value-type="float" office:value="0.0888888888888889">
            <text:p>0,089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F36]*100" office:value-type="float" office:value="2.6">
            <text:p>2,6</text:p>
          </table:table-cell>
          <table:table-cell table:formula="of:=([.$Q$14]/([.G36]-[.G35]))*LN([.D35]/[.D36])" office:value-type="float" office:value="2.39807134370692">
            <text:p>2,40</text:p>
          </table:table-cell>
          <table:table-cell office:value-type="float" office:value="0.026">
            <text:p>0,026</text:p>
          </table:table-cell>
          <table:table-cell table:formula="of:=([.C36]+[.A36]*60)/3600" office:value-type="float" office:value="0.0944444444444444">
            <text:p>0,094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37]*100" office:value-type="float" office:value="2.4">
            <text:p>2,4</text:p>
          </table:table-cell>
          <table:table-cell table:formula="of:=([.$Q$14]/([.G37]-[.G36]))*LN([.D36]/[.D37])" office:value-type="float" office:value="2.59011436915937">
            <text:p>2,59</text:p>
          </table:table-cell>
          <table:table-cell office:value-type="float" office:value="0.024">
            <text:p>0,024</text:p>
          </table:table-cell>
          <table:table-cell table:formula="of:=([.C37]+[.A37]*60)/3600" office:value-type="float" office:value="0.1">
            <text:p>0,10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table:formula="of:=[.F38]*100" office:value-type="float" office:value="2.2">
            <text:p>2,2</text:p>
          </table:table-cell>
          <table:table-cell table:formula="of:=([.$Q$14]/([.G38]-[.G37]))*LN([.D37]/[.D38])" office:value-type="float" office:value="2.81561461839071">
            <text:p>2,82</text:p>
          </table:table-cell>
          <table:table-cell office:value-type="float" office:value="0.022">
            <text:p>0,022</text:p>
          </table:table-cell>
          <table:table-cell table:formula="of:=([.C38]+[.A38]*60)/3600" office:value-type="float" office:value="0.105555555555556">
            <text:p>0,106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table:formula="of:=[.F39]*100" office:value-type="float" office:value="2.1">
            <text:p>2,1</text:p>
          </table:table-cell>
          <table:table-cell table:formula="of:=([.$Q$14]/([.G39]-[.G38]))*LN([.D38]/[.D39])" office:value-type="float" office:value="1.50534838777438">
            <text:p>1,51</text:p>
          </table:table-cell>
          <table:table-cell office:value-type="float" office:value="0.021">
            <text:p>0,021</text:p>
          </table:table-cell>
          <table:table-cell table:formula="of:=([.C39]+[.A39]*60)/3600" office:value-type="float" office:value="0.111111111111111">
            <text:p>0,111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40]*100" office:value-type="float" office:value="2">
            <text:p>2</text:p>
          </table:table-cell>
          <table:table-cell table:formula="of:=([.$Q$14]/([.G40]-[.G39]))*LN([.D39]/[.D40])" office:value-type="float" office:value="1.5788084756492">
            <text:p>1,58</text:p>
          </table:table-cell>
          <table:table-cell office:value-type="float" office:value="0.02">
            <text:p>0,02</text:p>
          </table:table-cell>
          <table:table-cell table:formula="of:=([.C40]+[.A40]*60)/3600" office:value-type="float" office:value="0.116666666666667">
            <text:p>0,117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F41]*100" office:value-type="float" office:value="1.9">
            <text:p>1,9</text:p>
          </table:table-cell>
          <table:table-cell table:formula="of:=([.$Q$14]/([.G41]-[.G40]))*LN([.D40]/[.D41])" office:value-type="float" office:value="1.1065384359275">
            <text:p>1,11</text:p>
          </table:table-cell>
          <table:table-cell office:value-type="float" office:value="0.019">
            <text:p>0,019</text:p>
          </table:table-cell>
          <table:table-cell table:formula="of:=([.C41]+[.A41]*60)/3600" office:value-type="float" office:value="0.125">
            <text:p>0,125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42]*100" office:value-type="float" office:value="1.8">
            <text:p>1,8</text:p>
          </table:table-cell>
          <table:table-cell table:formula="of:=([.$Q$14]/([.G42]-[.G41]))*LN([.D41]/[.D42])" office:value-type="float" office:value="1.16637972221722">
            <text:p>1,17</text:p>
          </table:table-cell>
          <table:table-cell office:value-type="float" office:value="0.018">
            <text:p>0,018</text:p>
          </table:table-cell>
          <table:table-cell table:formula="of:=([.C42]+[.A42]*60)/3600" office:value-type="float" office:value="0.133333333333333">
            <text:p>0,133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table:formula="of:=[.F43]*100" office:value-type="float" office:value="1.7">
            <text:p>1,7</text:p>
          </table:table-cell>
          <table:table-cell table:formula="of:=([.$Q$14]/([.G43]-[.G42]))*LN([.D42]/[.D43])" office:value-type="float" office:value="1.23306530816053">
            <text:p>1,23</text:p>
          </table:table-cell>
          <table:table-cell office:value-type="float" office:value="0.017">
            <text:p>0,017</text:p>
          </table:table-cell>
          <table:table-cell table:formula="of:=([.C43]+[.A43]*60)/3600" office:value-type="float" office:value="0.141666666666667">
            <text:p>0,142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44]*100" office:value-type="float" office:value="1.6">
            <text:p>1,6</text:p>
          </table:table-cell>
          <table:table-cell table:formula="of:=([.$Q$14]/([.G44]-[.G43]))*LN([.D43]/[.D44])" office:value-type="float" office:value="1.30784101517442">
            <text:p>1,31</text:p>
          </table:table-cell>
          <table:table-cell office:value-type="float" office:value="0.016">
            <text:p>0,016</text:p>
          </table:table-cell>
          <table:table-cell table:formula="of:=([.C44]+[.A44]*60)/3600" office:value-type="float" office:value="0.15">
            <text:p>0,150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45]*100" office:value-type="float" office:value="1.5">
            <text:p>1,5</text:p>
          </table:table-cell>
          <table:table-cell table:formula="of:=([.$Q$14]/([.G45]-[.G44]))*LN([.D44]/[.D45])" office:value-type="float" office:value="0.696137332270622">
            <text:p>0,70</text:p>
          </table:table-cell>
          <table:table-cell office:value-type="float" office:value="0.015">
            <text:p>0,015</text:p>
          </table:table-cell>
          <table:table-cell table:formula="of:=([.C45]+[.A45]*60)/3600" office:value-type="float" office:value="0.166666666666667">
            <text:p>0,167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46]*100" office:value-type="float" office:value="1.4">
            <text:p>1,4</text:p>
          </table:table-cell>
          <table:table-cell table:formula="of:=([.$Q$14]/([.G46]-[.G45]))*LN([.D45]/[.D46])" office:value-type="float" office:value="0.744183669784407">
            <text:p>0,74</text:p>
          </table:table-cell>
          <table:table-cell office:value-type="float" office:value="0.014">
            <text:p>0,014</text:p>
          </table:table-cell>
          <table:table-cell table:formula="of:=([.C46]+[.A46]*60)/3600" office:value-type="float" office:value="0.183333333333333">
            <text:p>0,183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47]*100" office:value-type="float" office:value="1.3">
            <text:p>1,3</text:p>
          </table:table-cell>
          <table:table-cell table:formula="of:=([.$Q$14]/([.G47]-[.G46]))*LN([.D46]/[.D47])" office:value-type="float" office:value="0.799357114568973">
            <text:p>0,80</text:p>
          </table:table-cell>
          <table:table-cell office:value-type="float" office:value="0.013">
            <text:p>0,013</text:p>
          </table:table-cell>
          <table:table-cell table:formula="of:=([.C47]+[.A47]*60)/3600" office:value-type="float" office:value="0.2">
            <text:p>0,200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table:formula="of:=[.F48]*100" office:value-type="float" office:value="1.2">
            <text:p>1,2</text:p>
          </table:table-cell>
          <table:table-cell table:formula="of:=([.$Q$14]/([.G48]-[.G47]))*LN([.D47]/[.D48])" office:value-type="float" office:value="0.863371456386458">
            <text:p>0,86</text:p>
          </table:table-cell>
          <table:table-cell office:value-type="float" office:value="0.012">
            <text:p>0,012</text:p>
          </table:table-cell>
          <table:table-cell table:formula="of:=([.C48]+[.A48]*60)/3600" office:value-type="float" office:value="0.216666666666667">
            <text:p>0,217</text:p>
          </table:table-cell>
          <table:table-cell/>
          <table:table-cell table:style-name="Default" table:number-columns-repeated="6"/>
          <table:table-cell table:number-columns-repeated="3"/>
        </table:table-row>
      </table:table>
      <table:table table:name="List2" table:style-name="ta1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13:14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7:37:02</meta:creation-date>
    <dc:date>2012-02-09T13:14:06</dc:date>
    <meta:editing-duration>PT3H18M8S</meta:editing-duration>
    <meta:editing-cycles>12</meta:editing-cycles>
    <meta:generator>LibreOffice/3.4$Linux LibreOffice_project/340m1$Build-502</meta:generator>
    <meta:document-statistic meta:table-count="3" meta:cell-count="492" meta:object-count="0"/>
  </office:meta>
</office:document-meta>
</file>